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OS2 – Getting started</text:p>
      <text:p text:style-name="Standard"/>
      <text:p text:style-name="Standard"><text:a xlink:type="simple" xlink:href="https://automaticaddison.com/how-to-install-ros-2-foxy-fitzroy-on-ubuntu-linux/" text:style-name="Internet_20_link" text:visited-style-name="Visited_20_Internet_20_Link">https://automaticaddison.com/how-to-install-ros-2-foxy-fitzroy-on-ubuntu-linux/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5T08:15:59.005768462</meta:creation-date>
    <dc:date>2022-12-25T08:17:49.127422317</dc:date>
    <meta:editing-duration>PT1M56S</meta:editing-duration>
    <meta:editing-cycles>1</meta:editing-cycles>
    <meta:document-statistic meta:table-count="0" meta:image-count="0" meta:object-count="0" meta:page-count="1" meta:paragraph-count="2" meta:word-count="4" meta:character-count="101" meta:non-whitespace-character-count="98"/>
    <meta:generator>LibreOffice/6.4.7.2$Linux_X86_64 LibreOffice_project/40$Build-2</meta:generator>
  </office:meta>
</office:document-meta>
</file>